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长征 | 2008.06.28 23:22 | </text:span><text:span text:style-name="T2">#</text:span></text:p>
      <text:p text:style-name="P2"><text:span text:style-name="T1">陈真站长：</text:span><text:span text:style-name="T3"><text:line-break/></text:span><text:span text:style-name="T1">你好！</text:span><text:span text:style-name="T3"><text:line-break/></text:span><text:span text:style-name="T1">我是中国大陆的一个关心巴勒斯坦的青年人，但对这方面的知识了解不多，希望在今后的时间内多多指教！</text:span><text:span text:style-name="T3"><text:line-break/></text:span><text:span text:style-name="T1">我已添加贵站链接，希望我们能交换链接。我的博客链接无法被认证,请加我MSN，marchings1918@hotmail.com。今后多联系。</text:span><text:span text:style-name="T3"><text:line-break/><text:line-break/></text:span><text:span text:style-name="T1">长征 敬上</text:span></text:p>
      <text:p text:style-name="P1"><text:span text:style-name="T1">仔仔 | 2008.06.21 23:37 | </text:span><text:span text:style-name="T2">#</text:span></text:p>
      <text:p text:style-name="P3"><text:span text:style-name="T1">美國與以色列仍對伊朗“危言聳聽”</text:span></text:p>
      <text:p text:style-name="P3"><text:span text:style-name="T1">http://news.sina.com</text:span></text:p>
      <text:p text:style-name="P3"><text:span text:style-name="T1">2008年06月17日 21:25 鳳凰衛視</text:span></text:p>
      <text:p text:style-name="P3"><text:span text:style-name="T1">　　談到猶太人的影響，人們往往用充滿崇拜的“巨大”來形容和概括，似乎是它左右了美國政治，而沒有看到它的實際局限性。美國猶太人有680多萬，並有強大的院外游說集團，當然不能低估美國的猶太人對美國政治、經濟和對外政策的影響，但也不能過高估計猶太人的影響。在重大問題上，猶太人的影響超不過真正統治美國的白人群體的影響和力量。許多人拿猶太人的影響作為參照因素的時候，很可能忽略了這一點。</text:span></text:p>
      <text:p text:style-name="P3"><text:span text:style-name="T3"><text:line-break/></text:span><text:span text:style-name="T1">　　無限誇大猶太人對美國政治和對外政策的影響，往往導致判斷偏差。據報導，占美國人口2.3%的猶太人可以左右大約20%的選票，此言或許不虛，他們在金融、經濟、軍工複合體等領域都有很大影響。但必須清醒地看到，關鍵時刻美國的統治者取舍的時候，恐怕首先考慮的不會是猶太人的影響和利益。如果沒有美國的首肯，以色列不會對伊朗輕舉妄動，美國也不會僅僅為了猶太人的強烈游說和忽悠去攻擊伊朗。實際上，猶太人劫持不了美國政治和外交。要拿捏准確地進行分析才好。</text:span></text:p>
      <text:p text:style-name="P3"><text:span text:style-name="T3"><text:line-break/></text:span><text:span text:style-name="T1">　　就以色列而言，其在地區的總體實力和總體水平不容低估，國家動員力量快捷並相對強大，尤其是軍事技術和高科技非常先進高明，並在現代戰爭史上不斷書寫多彩的章節。但也不要神化以色列，認為它是萬能的，神乎其神。其實以色列並非無所不能，許多人長期以來在這個問題上存在偏差。以色列未來維護其相當有限的戰略縱深，有時候的確不完全聽從美國的指揮，但關鍵時刻美國的態度以色列是要認真考慮和服從的。回顧不遠的歷史，第一次和第四次中東戰爭時期，要不是美國在外交上鼎力幫助以及軍事上近乎直接幫忙，以色列不僅岌岌可危，可能早就遭遇滅頂之災了。以色列內心清楚美國對它的巨大影響，不管這種影響是支持還是阻止。</text:span></text:p>
      <text:p text:style-name="P3"><text:span text:style-name="T3"><text:line-break/></text:span><text:span text:style-name="T1">　　以色列單獨攻打伊朗是不現實的。一段時期以來，以色列總理奧爾默特和副總理兼外長利夫尼在對待伊朗態度問題上都突然表現得很強硬，一再發出咄咄逼人的強硬言論，做出不管美國態度如何、以色列要單獨對伊朗動手、摧毀其核設施的架勢。這是有具體原因的。伊朗的核計劃對以色列的壓力自然很大，但也不是今天才有，它已經持續很長時間了。以色列總理和副總理近期相繼高調發難，多是出於個人前途考慮，為自己的政治道路造勢。</text:span></text:p>
      <text:p text:style-name="P3"><text:span text:style-name="T3"><text:line-break/></text:span><text:span text:style-name="T1">　　奧爾默特在國內面臨貪污的指控，在國內的威信和控制能力方面都存在疑問，他要借伊朗核問題轉移注意力，顯示自己的強硬和維護“國家安全”的能力。而利夫尼也想成為以色列歷史上繼梅厄夫人之後的第二位女總理，為了顯示自己在國防和外交方面的能為和姿態，高調聲稱打擊伊朗也是立竿見影的好路子。但它們都再次忘記了，話既已出口，如果不付諸行動，同樣造成更大的威信損害，招致騎虎難下；而以色列要真的對伊朗動手，它的決心、能力以及大國支持方面，都存在巨大障礙和阻力。為防止擦槍走火，布希政府在表示不排除一切選擇的同時，不得不再次澄清，美國仍然尋求以多變手段推動解決伊朗核問題。</text:span></text:p>
      <text:p text:style-name="P3"><text:span text:style-name="T3"><text:line-break/></text:span><text:span text:style-name="T1">　　冷靜分析看，以色列要保護自己的利益不難理解，難的是有時它心有余而力不足。2006年對真主黨的戰斗，以色列在具有絕對優勢的情況下打了平手，但實際是失敗了，許多以色列的軍方人士承認這一點，以色列總理奧爾默特後來承認了這一點。在巴以和談軌道，奧爾默特在2007年11月在美國舉行的中東和會上暗示，以色列可能要撤出1967年戰爭之後的巴勒斯坦領土。果真如此，實在是奧本人英明的大智慧之舉，歷史將証明和記住這一點。但鑒于許多阻力和不解，此表態可能象征意義更多，未來的領導人不認帳也很正常。2008年4月，奧爾默特已經表示，巴以今年底至多就巴以關係達成一份諒解，達成巴以談判一攬子協議是不可能的。</text:span></text:p>
      <text:p text:style-name="P3"><text:span text:style-name="T1">（2008年6月）作者系中國當代世界研究中心研究員、牛津大學伊斯蘭研究中心客座研究員，中國亞非學會理事、中國中東學會理事</text:span><text:span text:style-name="T3"><text:line-break/></text:span></text:p>
      <text:p text:style-name="P1"><text:span text:style-name="T1">仔仔 | 2008.06.11 21:51 | </text:span><text:span text:style-name="T2">#</text:span></text:p>
      <text:p text:style-name="P2"><text:span text:style-name="T1">日前我在這裡貼了一篇文章「陸以正專欄：卡特新書得罪猶太裔 」，裡面提到美國前總統卡特出版一本新書「《巴勒斯坦：要和平而非種族隔離》(Palestine: Peace Not Apartheid)」，鑑慧小姐隨即留言說：【多謝仔仔貼的書介. 還沒有看過卡特的新書, 不過他會將以色列政策形容為種族隔離政策, 相信有一定的誠實和良心, 曾看過卡特專訪也感覺他還蠻誠懇, 似很認真地在提倡和平. 不過我對美國陣營的政治人物還是帶有些懷疑, 覺得還是得多觀察. 不知有沒有朋友較熟悉卡特立場的或是看過卡特新書的?】</text:span></text:p>
      <text:p text:style-name="P2"><text:span text:style-name="T1">現在此書的中譯本《牢墙内的巴勒斯坦》，由西北大学出版社2008年出版，當然現在此書在台灣還沒出版。不過在此劉波先生特別在它的部落格上轉載此書中文譯者郭仲德所寫的推薦序，讓還沒購買此書的人能大概知道此書的內容。</text:span></text:p>
      <text:p text:style-name="P2"><text:span text:style-name="T1">美前总统卡特著《牢墙内的巴勒斯坦》译序（转）</text:span></text:p>
      <text:p text:style-name="P2"><text:span text:style-name="T1">2008年06月2日</text:span></text:p>
      <text:p text:style-name="P2"><text:span text:style-name="T1">作者 刘波 17:14 | 点击 (51) | 本文地址 | 最新回复 (0) | 一般分类</text:span></text:p>
      <text:p text:style-name="P2"><text:span text:style-name="T1">（《牢墙内的巴勒斯坦》美国前总统吉米·卡特著，郭仲德译，西北大学出版社2008年版。谨转载此文，向作者与译者致敬。）</text:span></text:p>
      <text:p text:style-name="P2"><text:span text:style-name="T1">原著甫将出版，民主党领袖南茜•佩罗西(现任美国国会众议院议长)未曾阅读就同卡特划清界限，说"在以色列问题上，卡特的观点不代表民主党。"其后，亲以色列团体和个人对卡特进行抹黑和攻讦，指责他"撒谎"、"怯懦"、"偏执"、"反犹"和"抄袭"。犹太反诽谤联盟在报章上大登广告，指责卡特在书中批判以色列压迫巴勒斯坦人，在约旦河西岸推行种族隔离制是"歪曲事实"、"污蔑犹太人"和"反以色列"。美以委会痛诋卡特助长了"犹太人控制媒体、国会和政府的诳言和阴谋论"，要求他公开道歉。亲以色列游说团口诛笔伐之余，还策动卡特中心14名犹太裔顾问集体辞职抗议。压力纷至沓来，未几对卡特中心的一些捐款也戛然中止。为了声援卡特，联合国人权理事会关于被占领巴勒斯坦领土人权情况特别报告员杜尔加德教授(南非籍)投书《亚特兰大宪政报》，指出以色列近四十年来，以军事占领之名，行殖民统治之实，同时执行种族隔离制等一些最恶劣的措施。在所占领土遍设检查站和路障、摧毁房屋庄稼、筑隔离墙、施加集体处罚、军事入侵和暗</text:span><text:span text:style-name="T4">杀</text:span><text:span text:style-name="T1">，则比南非当年有过之而无不及。</text:span><text:span text:style-name="T3"><text:line-break/></text:span><text:span text:style-name="T1">﹝以上為此文章的部分內容，若想瀏覽全文此至下列網址來閱讀全文。﹞</text:span></text:p>
      <text:p text:style-name="P2"><text:span text:style-name="T1">查閱全文：http://liubo.blshe.com/post/176/209965</text:span></text:p>
      <text:p text:style-name="P2"><text:span text:style-name="T1">希望這本書能盡快在台灣上市！</text:span></text:p>
      <text:p text:style-name="P1"><text:a xlink:type="simple" xlink:href="http://palinfo.habago.org/mt-comments.cgi?__mode=red&amp;id=13679"><text:span text:style-name="T2">柳春春阿忠</text:span></text:a><text:span text:style-name="T1"> | 2008.06.11 00:51 | </text:span><text:span text:style-name="T2">#</text:span></text:p>
      <text:p text:style-name="P3"><text:span text:style-name="T1">不會，絕不會有慶生活動的。嘿嘿。</text:span></text:p>
      <text:p text:style-name="P1"><text:span text:style-name="T1">學姊 | 2008.06.10 18:34 | </text:span><text:span text:style-name="T2">#</text:span></text:p>
      <text:p text:style-name="P2"><text:span text:style-name="T1">歷史是自圓其說沒有錯, 但總還是有功力高低之分啊, 如在得出結論前兜了個多大的圈子, 發掘考量了哪些不同史料與觀點等, 就如同騙術也要高級些才不會給人很蠢的感覺呀, 所以為了減少不忍卒睹之歷史出現, 董事長還是應該要不吝講古才是.</text:span></text:p>
      <text:p text:style-name="P1"><text:span text:style-name="T1">陳真 | 2008.06.10 13:16 | </text:span><text:span text:style-name="T2">#</text:span></text:p>
      <text:p text:style-name="P3"><text:span text:style-name="T1">阿忠,</text:span></text:p>
      <text:p text:style-name="P3"><text:span text:style-name="T1">李教授將會蒞臨指導小組教學,但我們想以小人心度一下君子腹,現場不會有慶生活動吧? 記得上次好像有談到這個事情.</text:span></text:p>
      <text:p text:style-name="P3"><text:span text:style-name="T1">我們是苦命人,自己從不慶生,也無法由衷慶別人的生,生日在我們看來不過是個苦字,死日反倒是個解脫. 平常很不習慣團康,因此希望維持單純聊天活動,以免違反維根斯坦的美學要求. :)</text:span></text:p>
      <text:p text:style-name="P3"><text:span text:style-name="T1">--------</text:span><text:span text:style-name="T3"><text:line-break/></text:span><text:span text:style-name="T1">至於學運研究訪談,我雖願意但其實不是很樂意;若不是在做考古研究,訪不訪我其實無關宏旨,歷史畢竟不是在還原真實,而比較像在寫小說,編個得以自圓其說的故事.</text:span></text:p>
      <text:p text:style-name="P1"><text:span text:style-name="T1">nausica | 2008.06.07 23:54 | </text:span><text:span text:style-name="T2">#</text:span></text:p>
      <text:p text:style-name="P2"><text:span text:style-name="T1">謝謝陳董的回答，我會把你的妹兒轉給那位友人！至於他需要透過採訪來取得哪部分的資料或觀點，我也不清楚，不過我是相信陳董跟那幫人不一樣，因為如此，我才會想到如果不採訪陳董，到時候可能寫出來的東西很.....</text:span></text:p>
      <text:p text:style-name="P1"><text:span text:style-name="T1">仔仔 | 2008.06.06 22:11 | </text:span><text:span text:style-name="T2">#</text:span></text:p>
      <text:p text:style-name="P3"><text:span text:style-name="T1">在此和大家分享一篇文章訴說一位巴勒斯坦人當年是如何被猶太人趕離家園。</text:span></text:p>
      <text:p text:style-name="P3"><text:span text:style-name="T1">一般主流媒體在報導以巴衝突時多半偏向以色列------常常可看見有關大屠殺僥倖者訴說當年納粹德國是如何迫害猶太人的文章，可是卻很少見到關於巴勒斯坦人訴說當年以色列建國時他們被迫離開家園，成為難民的經歷。這篇文章剛好可以彌補這這種不平衡。</text:span></text:p>
      <text:p text:style-name="P3"><text:span text:style-name="T1">巴勒斯坦老人見證強盜建國</text:span><text:span text:style-name="T3"><text:line-break/></text:span><text:span text:style-name="T1">作者：伊光編譯 來源：(www.islamonline.net) 點擊數：22 更新時間：2008年05月20日 11时41分</text:span></text:p>
      <text:p text:style-name="P3"><text:span text:style-name="T1">文章連結：http://210.0.141.99/integrated/Html/news/internationalnews/2008-5-20/1270386.html</text:span><text:span text:style-name="T3"><text:line-break/></text:span><text:span text:style-name="T1">-------------------------------------------------</text:span><text:span text:style-name="T3"><text:line-break/></text:span><text:span text:style-name="T1">另外這篇文章是有關於巴勒斯坦人紀念大災難60週年，和上篇文章類似，不久之前以色列慶祝建國60週年時，大部分媒體指報導前者，卻很少有媒體報導巴勒斯坦人也再同時紀念大災難60週年，這篇文章可以讓大家了解巴勒斯坦人是如何看待這一天的。</text:span></text:p>
      <text:p text:style-name="P3"><text:span text:style-name="T1">巴勒斯坦紀念大災難六十年</text:span></text:p>
      <text:p text:style-name="P3"><text:span text:style-name="T1">作者：伊光編譯 來源：(www.islamonline.net) 點擊數：11 更新時間：2008年05月20日 11时30分</text:span></text:p>
      <text:p text:style-name="P3"><text:span text:style-name="T1">文章連結：http://210.0.141.99/integrated/Html/news/internationalnews/2008-5-20/5769667712.html</text:span><text:span text:style-name="T3"><text:line-break/></text:span><text:span text:style-name="T1">-----------------------------------------------</text:span><text:span text:style-name="T3"><text:line-break/></text:span><text:span text:style-name="T1">另外這篇文章是報導部分伊斯蘭教徒希望把以色列向巴勒斯坦人民發動侵略的日子定為“世界穆斯林紀念日”﹐讓人們記住在二十世紀曾經發生過以色列政府迫害巴勒斯坦人的典型事件。</text:span></text:p>
      <text:p text:style-name="P3"><text:span text:style-name="T1">青年大會提議穆斯林紀念日</text:span><text:span text:style-name="T3"><text:line-break/><text:line-break/></text:span><text:span text:style-name="T1">作者：伊光編譯 來源：(www.islamonline.net) 點擊數：18 更新時間：2008年05月20日 11时44分</text:span><text:span text:style-name="T3"><text:line-break/></text:span><text:span text:style-name="T1">文章連結：http://210.0.141.99/integrated/Html/news/internationalnews/2008-5-20/643380443677.html</text:span></text:p>
      <text:p text:style-name="P4"><text:span text:style-name="T1"/></text:p>
      <text:p text:style-name="P4"><text:span text:style-name="T1"/></text:p>
      <text:p text:style-name="P1"><text:span text:style-name="T1">陳真 | 2008.06.05 21:20 | </text:span><text:span text:style-name="T2">#</text:span></text:p>
      <text:p text:style-name="P2"><text:span text:style-name="T1">那麼七月就訂為 26 日吧. 六月則是 14日,大家可別搞錯了.</text:span></text:p>
      <text:p text:style-name="P1"><text:span text:style-name="T1">仔仔 | 2008.06.05 21:07 | </text:span><text:span text:style-name="T2">#</text:span></text:p>
      <text:p text:style-name="P3"><text:span text:style-name="T1">謝謝陳真先生和學姊的回答。</text:span><text:span text:style-name="T3"><text:line-break/></text:span></text:p>
      <text:p text:style-name="P1"><text:a xlink:type="simple" xlink:href="http://palinfo.habago.org/mt-comments.cgi?__mode=red&amp;id=13552"><text:span text:style-name="T2">柳春春阿忠</text:span></text:a><text:span text:style-name="T1"> | 2008.06.05 18:48 | </text:span><text:span text:style-name="T2">#</text:span></text:p>
      <text:p text:style-name="P2"><text:span text:style-name="T1">阿忠7/26(六)與7(29)(這天是禮拜二喔)都可以，而7/19這天我得在鼠地值班。</text:span></text:p>
      <text:p text:style-name="P2"><text:span text:style-name="T1">另，6/14當天早上柳春春上課的地點有更動(鼠地借給高中生了)，地點仍然在鼠地附近，我再寫email給陳真。(學姊要一起來談話乎？)</text:span></text:p>
      <text:p text:style-name="P1"><text:span text:style-name="T1">陳真 | 2008.06.05 15:46 | </text:span><text:span text:style-name="T2">#</text:span></text:p>
      <text:p text:style-name="P3"><text:span text:style-name="T1">對於仔仔的提問,我想你自己已經做了回答.</text:span></text:p>
      <text:p text:style-name="P3"><text:span text:style-name="T1">政治上各種 xx 主義,雖然一開始都是某種政治哲學辭彙,可當它脫離了歷史來源,它就只是一種比喻. 比喻總是可大可小,可文言可白話,只要說清楚比喻的指涉性質,便套到任何人事物頭上都行,但它也僅僅是在這樣一個指涉性質上成立.</text:span></text:p>
      <text:p text:style-name="P3"><text:span text:style-name="T1">很多人不也說民進黨政權所做所為類似文革的毛政權,也有人說民進黨政權是 (與此相對的?)法西斯,各方說法,是否成理,端看你如何做文章,畢竟人是活的,辭彙也是活的,而且恐怕比人還更靈活. 以一種定義方式去理解辭彙是很傻的.</text:span></text:p>
      <text:p text:style-name="P3"><text:span text:style-name="T1">今天假設我醉心於法西斯,想建立一個法西斯帝國,難道那些所謂與此背道而馳的典章制度比如選舉及社運等等,能攔得住我的法西斯霸業?</text:span></text:p>
      <text:p text:style-name="P3"><text:span text:style-name="T1">換句話說,這些都只是周邊條件,而不是核心要件. 也許你會說,那麼,法西斯的核心要件是什麼,我會說,應該沒有這樣的東西,沒有這樣一種東西,當你實行之後,你就漂白了. 或者說,沒有這樣一種正面條件,存在的全是負面條件;差別只是在於負面大小,是一種程度問題,一種matter of degree,而不是黑白與否的問題.</text:span></text:p>
      <text:p text:style-name="P3"><text:span text:style-name="T1">我看很多唸社會學的人,主義一堆,談起話來卻全是定義,講得跟真的一樣,聽起來挺難受,阿西無比.</text:span></text:p>
      <text:p text:style-name="P1"><text:span text:style-name="T1">陳真 | 2008.06.05 15:13 | </text:span><text:span text:style-name="T2">#</text:span></text:p>
      <text:p text:style-name="P2"><text:span text:style-name="T1">nausica,我不當 "大哥" 已經很久了.不過,訪談可以啊,只是這都應該以研究者本身的研究需要來決定要談些什麼,換句話說,他得先知道我是誰,然後才能知道,就他的研究而言,有沒有訪談我的必要.</text:span></text:p>
      <text:p text:style-name="P2"><text:span text:style-name="T1">當我還是個大學生,就純粹是個黨外人士,而且參與很深,無役不與,可說玩命.</text:span></text:p>
      <text:p text:style-name="P2"><text:span text:style-name="T1">一開始那幾年,周圍沒有半個學生同伴,比方說一直到1986年龍山寺的 "五一九反戒嚴綠色行動",整個活動只有我一個大學生. 當時的大學生,頂多只是在校園搞些撒嬌式的活動,鬧一鬧教官,寫些不痛不癢的文章,或做些代聯會主席普選之類的活動.</text:span></text:p>
      <text:p text:style-name="P2"><text:span text:style-name="T1">我當時寫了不少文章,批評這類宣稱與黨外劃清界限的所謂 "清純的" "校園民主運動" 之自欺欺人(比方說羅文嘉),我說,只有整個台灣的民主問題,沒有校園民主的問題,把後者和前者切割只是出於窩囊,而不是出於概念上的需要.</text:span></text:p>
      <text:p text:style-name="P2"><text:span text:style-name="T1">總之,把我看成什麼學運份子,那真的是天大的侮辱,我沒有那麼窩囊. 有人說現在的大學生很小嬲嬲,其實過去的大學生也完全一樣,沒有更好,也沒有更壞,同樣就是很虛榮,喜歡結合媒體,做些不痛不癢的事,然後把意義無限膨漲,混蛋一點的,就藉著這樣一些純屬虛構的意義,吃香喝辣,顧盼自雄,比方說幾年後的什麼野百合,鎂光燈下的,大約就是這樣的一群人.</text:span></text:p>
      <text:p text:style-name="P2"><text:span text:style-name="T1">總之,訪談可以,但總該先弄清楚我是誰,別把我和那群混蛋看成一丘之貉;弄清之後,或許才知道我是不是你那位朋友進行研究之所需接觸的人.</text:span></text:p>
      <text:p text:style-name="P2"><text:span text:style-name="T1">如果是針對它媽的什麼野百合,我倒建議不如直接去訪問李登輝,因為他才是這個 "學運" 真正的 "學運領袖".</text:span></text:p>
      <text:p text:style-name="P2"><text:span text:style-name="T1">我的 email: emirchen@gmail.com</text:span><text:span text:style-name="T3"><text:line-break/></text:span></text:p>
      <text:p text:style-name="P1"><text:span text:style-name="T1">學姊 | 2008.06.05 12:14 | </text:span><text:span text:style-name="T2">#</text:span></text:p>
      <text:p text:style-name="P3"><text:span text:style-name="T1">我們若7/29也可以, 不知其他人如何?</text:span></text:p>
      <text:p text:style-name="P3"><text:span text:style-name="T1">回應仔仔的問題. 以色列當然有它的一些文明面向, 但一切他所信仰的理應是"普世性"的原則, 當遇到巴勒斯坦人時, 即立刻瓦解失效, 這當然也就摧毀了他對種種普世原則的宣稱, 所以我可以理解為何許多人會稱以色列為一法西斯政權, 只是我個人不傾向用這個已然有太多包袱的詞彙.</text:span></text:p>
      <text:p text:style-name="P1"><text:span text:style-name="T1">nausica | 2008.06.04 01:48 | </text:span><text:span text:style-name="T2">#</text:span></text:p>
      <text:p text:style-name="P2"><text:span text:style-name="T1">陳真大哥你好,</text:span><text:span text:style-name="T3"><text:line-break/></text:span><text:span text:style-name="T1">我有位法國友人來台灣研究台灣的民主發展,他想寫篇關於台灣的學運報告,像是野百合運動...關於這部份的資料,他希望最好是能做訪談讓他記錄。</text:span><text:span text:style-name="T3"><text:line-break/></text:span><text:span text:style-name="T1">我是貴站的潛水讀者,我只知道陳大哥對這很清楚,因此第一個想到的是跟他推薦陳大哥，本想請他直接來這個網站詢問,但又怕這樣會造成陳大哥的困擾...</text:span><text:span text:style-name="T3"><text:line-break/></text:span><text:span text:style-name="T1">想請問陳大哥如果他想訪談你可以嗎?或是有方式請他跟你聯絡?</text:span><text:span text:style-name="T3"><text:line-break/></text:span><text:span text:style-name="T1">如果不方便也跟我說一聲,我只是想幫朋友忙,不希望造成陳大哥的困擾。</text:span><text:span text:style-name="T3"><text:line-break/></text:span><text:span text:style-name="T1">謝謝！</text:span><text:span text:style-name="T3"><text:line-break/></text:span></text:p>
      <text:p text:style-name="P1"><text:span text:style-name="T1">怡靜 | 2008.06.03 11:37 | </text:span><text:span text:style-name="T2">#</text:span></text:p>
      <text:p text:style-name="P3"><text:span text:style-name="T1">啊，歹勢，我突然忘了，7/19我可能得回醫院複診，所以26號比較恰當，但如果大家時間不好喬也不用特別遷就我，我也可以八月再上去就好了。</text:span></text:p>
      <text:p text:style-name="P1"><text:span text:style-name="T1">陳真 | 2008.06.03 10:55 | </text:span><text:span text:style-name="T2">#</text:span></text:p>
      <text:p text:style-name="P2"><text:span text:style-name="T1">配合怡靜的時間吧,是不是19號較好?</text:span></text:p>
      <text:p text:style-name="P1"><text:span text:style-name="T1">仔仔 | 2008.06.01 18:21 | </text:span><text:span text:style-name="T2">#</text:span></text:p>
      <text:p text:style-name="P3"><text:span text:style-name="T1">這裡有個問題一直讓我想不通，那就是到底把以色列形容為法西斯主義何不合理「類似的話通常可以從像伊斯蘭之光這之類的伊斯蘭網站上看到。」？</text:span><text:span text:style-name="T3"><text:line-break/></text:span><text:span text:style-name="T1">有時候我總覺得就政治制度來說，以色列的民主選舉、多元政黨、和保障憲政自由﹝像言論、出版、集會、宗教等﹞這些可都是法西斯主義所否定的。</text:span><text:span text:style-name="T3"><text:line-break/></text:span><text:span text:style-name="T1">簡單的說，如果以色列的社會制度真的和當年的奉行法西斯主義的國家類似的話，那像諸如像Yesh Gvul（凡事有個極限）的和平團體根本無法生存。</text:span><text:span text:style-name="T3"><text:line-break/></text:span><text:span text:style-name="T1">但有的時候我又覺得它的一些行為，像對於其佔領區的各種不人道的政策和人權侵犯又很像二戰時，法西斯政權在其佔領區的各種行為類似；別的不說，光是其隔離牆就把當地弄得猶如二戰期間德國在波蘭各地建立的猶太區一樣。</text:span><text:span text:style-name="T3"><text:line-break/></text:span><text:span text:style-name="T1">所以到底把以色列形容為法西斯主義何不合理，這個問題困擾我很久了，不知道大家的意見如何？</text:span></text:p>
      <text:p text:style-name="P4"><text:span text:style-name="T1"><text:line-break/></text:span></text:p>
      <text:p text:style-name="P1"><text:span text:style-name="T1">學姊 | 2008.06.01 14:25 | </text:span><text:span text:style-name="T2">#</text:span></text:p>
      <text:p text:style-name="P2"><text:span text:style-name="T1">六月分靜站時間是六月十四日下午三點到五點, 大家不要忘記哦! 七月份不知道大家哪個時間比較方便? 如果選在19號或26號這最後兩周, 怡靜將有可能從高雄長途跋涉來參加, 這兩週哪一週對大家較方便呢？</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